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568c" officeooo:paragraph-rsid="000556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funcio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15:29:53.824415028</meta:creation-date>
    <dc:date>2017-01-29T15:30:28.540733939</dc:date>
    <meta:editing-duration>PT36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5.1.4.2$Linux_X86_64 LibreOffice_project/10m0$Build-2</meta:generator>
  </office:meta>
</office:document-meta>
</file>